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b8354" officeooo:paragraph-rsid="001b8354"/>
    </style:style>
    <style:style style:name="P2" style:family="paragraph" style:parent-style-name="Standard">
      <style:paragraph-properties fo:text-align="start" style:justify-single-word="false"/>
      <style:text-properties officeooo:rsid="001b8354" officeooo:paragraph-rsid="001b835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aises que reciben mayor cantidad de refugiados</text:p>
      <text:p text:style-name="P1"/>
      <text:p text:style-name="P2">A nivel mundial</text:p>
      <text:p text:style-name="P2"/>
      <text:p text:style-name="P2"><text:a xlink:type="simple" xlink:href="https://cnnespanol.cnn.com/2022/06/17/refugiados-cuales-paises-reciben-mundo-orix/" text:style-name="Internet_20_link" text:visited-style-name="Visited_20_Internet_20_Link">https://cnnespanol.cnn.com/2022/06/17/refugiados-cuales-paises-reciben-mundo-orix/</text:a></text:p>
      <text:p text:style-name="P2"/>
      <text:p text:style-name="P2"><text:a xlink:type="simple" xlink:href="https://www.acnur.org/datos-basicos" text:style-name="Internet_20_link" text:visited-style-name="Visited_20_Internet_20_Link">https://www.acnur.org/datos-basicos</text:a></text:p>
      <text:p text:style-name="P2"/>
      <text:p text:style-name="P2"><text:a xlink:type="simple" xlink:href="https://www.acnur.org/noticias/stories/4-ciudades-que-le-dan-la-bienvenida-los-refugiados-y-muestran-por-que-la-tuya" text:style-name="Internet_20_link" text:visited-style-name="Visited_20_Internet_20_Link">https://www.acnur.org/noticias/stories/4-ciudades-que-le-dan-la-bienvenida-los-refugiados-y-muestran-por-que-la-tuya</text:a></text:p>
      <text:p text:style-name="P2"/>
      <text:p text:style-name="P2"/>
      <text:p text:style-name="P2"/>
      <text:p text:style-name="P2">America</text:p>
      <text:p text:style-name="P2"/>
      <text:p text:style-name="P2"><text:a xlink:type="simple" xlink:href="https://www.bbc.com/mundo/noticias-internacional-63724760" text:style-name="Internet_20_link" text:visited-style-name="Visited_20_Internet_20_Link">https://www.bbc.com/mundo/noticias-internacional-63724760</text:a></text:p>
      <text:p text:style-name="P2"/>
      <text:p text:style-name="P2"/>
      <text:p text:style-name="P2">Europa</text:p>
      <text:p text:style-name="P2"/>
      <text:p text:style-name="P2"><text:a xlink:type="simple" xlink:href="https://www.diariolibre.com/usa/actualidad/evergreen/2022/10/11/cual-es-el-mejor-pais-para-pedir-asilo-del-mundo/2104416" text:style-name="Internet_20_link" text:visited-style-name="Visited_20_Internet_20_Link">https://www.diariolibre.com/usa/actualidad/evergreen/2022/10/11/cual-es-el-mejor-pais-para-pedir-asilo-del-mundo/2104416</text:a></text:p>
      <text:p text:style-name="P2"/>
      <text:p text:style-name="P2"/>
      <text:p text:style-name="P2">Africa</text:p>
      <text:p text:style-name="P2"/>
      <text:p text:style-name="P2"><text:a xlink:type="simple" xlink:href="https://www.acnur.org/acnur/donde-trabajamos/africa" text:style-name="Internet_20_link" text:visited-style-name="Visited_20_Internet_20_Link">https://www.acnur.org/acnur/donde-trabajamos/africa</text:a></text:p>
      <text:p text:style-name="P2"/>
      <text:p text:style-name="P2"/>
      <text:p text:style-name="P2">Asia</text:p>
      <text:p text:style-name="P2"/>
      <text:p text:style-name="P2"><text:a xlink:type="simple" xlink:href="https://www.acnur.org/tendencias-globales-de-desplazamiento-forzado-en-2022" text:style-name="Internet_20_link" text:visited-style-name="Visited_20_Internet_20_Link">https://www.acnur.org/tendencias-globales-de-desplazamiento-forzado-en-2022</text:a></text:p>
      <text:p text:style-name="P2"/>
      <text:p text:style-name="P2"/>
      <text:p text:style-name="P2">Oceanía</text:p>
      <text:p text:style-name="P2"/>
      <text:p text:style-name="P2"><text:a xlink:type="simple" xlink:href="https://www.mequieroir.com/paises/australia/trabajar/refugiados/" text:style-name="Internet_20_link" text:visited-style-name="Visited_20_Internet_20_Link">https://www.mequieroir.com/paises/australia/trabajar/refugiados/</text:a></text:p>
      <text:p text:style-name="P2"/>
      <text:p text:style-name="P2"/>
      <text:p text:style-name="P2"/>
      <text:p text:style-name="P2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25T12:26:46.031833802</meta:creation-date>
    <dc:date>2023-08-25T12:33:42.301709620</dc:date>
    <meta:editing-duration>PT6M57S</meta:editing-duration>
    <meta:editing-cycles>1</meta:editing-cycles>
    <meta:document-statistic meta:table-count="0" meta:image-count="0" meta:object-count="0" meta:page-count="1" meta:paragraph-count="15" meta:word-count="23" meta:character-count="692" meta:non-whitespace-character-count="684"/>
    <meta:generator>LibreOffice/7.3.7.2$Linux_X86_64 LibreOffice_project/30$Build-2</meta:generator>
  </office:meta>
</office:document-meta>
</file>